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33fe0" officeooo:paragraph-rsid="00133fe0"/>
    </style:style>
    <style:style style:name="P2" style:family="paragraph" style:parent-style-name="Text_20_body">
      <style:paragraph-properties fo:text-align="center" style:justify-single-word="false"/>
      <style:text-properties officeooo:rsid="00133fe0" officeooo:paragraph-rsid="00133fe0"/>
    </style:style>
    <style:style style:name="P3" style:family="paragraph" style:parent-style-name="Heading_20_1">
      <style:text-properties officeooo:rsid="00133fe0" officeooo:paragraph-rsid="00133fe0"/>
    </style:style>
    <style:style style:name="P4" style:family="paragraph" style:parent-style-name="Text_20_body">
      <style:text-properties officeooo:rsid="00133fe0" officeooo:paragraph-rsid="00133fe0"/>
    </style:style>
    <style:style style:name="P5" style:family="paragraph" style:parent-style-name="Text_20_body">
      <style:paragraph-properties fo:break-before="page"/>
      <style:text-properties officeooo:rsid="00133fe0" officeooo:paragraph-rsid="00133fe0"/>
    </style:style>
    <style:style style:name="P6" style:family="paragraph" style:parent-style-name="Heading_20_1">
      <style:text-properties officeooo:rsid="00137317" officeooo:paragraph-rsid="00137317"/>
    </style:style>
    <style:style style:name="P7" style:family="paragraph">
      <style:paragraph-properties style:writing-mode="lr-tb"/>
    </style:style>
    <style:style style:name="P8" style:family="paragraph">
      <style:text-properties fo:font-size="12pt"/>
    </style:style>
    <style:style style:name="P9" style:family="paragraph">
      <style:paragraph-properties style:writing-mode="lr-tb"/>
      <style:text-properties fo:font-size="12pt"/>
    </style:style>
    <style:style style:name="P10" style:family="paragraph">
      <style:paragraph-properties fo:text-align="center"/>
    </style:style>
    <style:style style:name="P11" style:family="paragraph" style:parent-style-name="Text_20_body">
      <style:text-properties officeooo:paragraph-rsid="00137317"/>
    </style:style>
    <style:style style:name="P12" style:family="paragraph" style:parent-style-name="Heading_20_1" style:list-style-name="">
      <style:text-properties officeooo:rsid="00140356" officeooo:paragraph-rsid="00140356"/>
    </style:style>
    <style:style style:name="P13" style:family="paragraph" style:parent-style-name="Heading_20_1">
      <style:paragraph-properties fo:break-before="page"/>
      <style:text-properties officeooo:rsid="0018be3a" officeooo:paragraph-rsid="0018be3a"/>
    </style:style>
    <style:style style:name="P14" style:family="paragraph" style:parent-style-name="Heading_20_1">
      <style:text-properties officeooo:paragraph-rsid="00137317"/>
    </style:style>
    <style:style style:name="P15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loext:tab-stop-distance="0in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4pt" style:language-asian="zh" style:country-asian="CN" style:font-style-asian="normal" style:font-weight-asian="bold" style:font-name-complex="Lohit Devanagari1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6" style:family="paragraph">
      <loext:graphic-properties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loext:tab-stop-distance="0in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4pt" style:language-asian="zh" style:country-asian="CN" style:font-style-asian="normal" style:font-weight-asian="bold" style:font-name-complex="Lohit Devanagari1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7" style:family="paragraph">
      <loext:graphic-properties draw:fill-color="#2a6099"/>
      <style:paragraph-properties style:writing-mode="lr-tb"/>
    </style:style>
    <style:style style:name="P18" style:family="paragraph" style:parent-style-name="Text_20_body">
      <style:text-properties fo:font-weight="bold" officeooo:rsid="00140356" officeooo:paragraph-rsid="00140356" style:font-weight-asian="bold" style:font-weight-complex="bold"/>
    </style:style>
    <style:style style:name="P19" style:family="paragraph" style:parent-style-name="Text_20_body" style:list-style-name="L1">
      <style:text-properties officeooo:rsid="00140356" officeooo:paragraph-rsid="00140356"/>
    </style:style>
    <style:style style:name="P20" style:family="paragraph" style:parent-style-name="Text_20_body" style:list-style-name="L1">
      <style:text-properties officeooo:rsid="00362171" officeooo:paragraph-rsid="00362171"/>
    </style:style>
    <style:style style:name="P21" style:family="paragraph">
      <loext:graphic-properties draw:fill="none" draw:fill-color="#ffffff"/>
    </style:style>
    <style:style style:name="P22" style:family="paragraph" style:parent-style-name="Text_20_body">
      <style:text-properties officeooo:rsid="00140356" officeooo:paragraph-rsid="00140356"/>
    </style:style>
    <style:style style:name="P23" style:family="paragraph" style:parent-style-name="Text_20_body">
      <style:text-properties officeooo:rsid="00140356" officeooo:paragraph-rsid="0014ac40"/>
    </style:style>
    <style:style style:name="P24" style:family="paragraph">
      <loext:graphic-properties draw:fill-color="#ffffff"/>
    </style:style>
    <style:style style:name="P25" style:family="paragraph">
      <loext:graphic-properties draw:fill-color="#492300"/>
    </style:style>
    <style:style style:name="P26" style:family="paragraph" style:parent-style-name="Text_20_body">
      <style:text-properties officeooo:rsid="00158b8b" officeooo:paragraph-rsid="00158b8b"/>
    </style:style>
    <style:style style:name="P27" style:family="paragraph" style:parent-style-name="Text_20_body" style:list-style-name="L2">
      <style:text-properties officeooo:rsid="00158b8b" officeooo:paragraph-rsid="00158b8b"/>
    </style:style>
    <style:style style:name="P28" style:family="paragraph" style:parent-style-name="Text_20_body" style:list-style-name="L2">
      <style:text-properties officeooo:rsid="00290d7a" officeooo:paragraph-rsid="00290d7a"/>
    </style:style>
    <style:style style:name="P29" style:family="paragraph" style:parent-style-name="Text_20_body" style:list-style-name="L3">
      <style:text-properties officeooo:rsid="00158b8b" officeooo:paragraph-rsid="00158b8b"/>
    </style:style>
    <style:style style:name="P30" style:family="paragraph" style:parent-style-name="Heading_20_1">
      <style:paragraph-properties fo:break-before="page"/>
      <style:text-properties officeooo:rsid="0019a4e7" officeooo:paragraph-rsid="0019a4e7"/>
    </style:style>
    <style:style style:name="P31" style:family="paragraph" style:parent-style-name="Heading_20_2">
      <style:text-properties officeooo:rsid="0040de1f" officeooo:paragraph-rsid="0040de1f"/>
    </style:style>
    <style:style style:name="P32" style:family="paragraph" style:parent-style-name="Text_20_body">
      <style:text-properties officeooo:rsid="004ef99a" officeooo:paragraph-rsid="004ef99a"/>
    </style:style>
    <style:style style:name="P33" style:family="paragraph" style:parent-style-name="Heading_20_3">
      <style:text-properties officeooo:rsid="00426b4f" officeooo:paragraph-rsid="00426b4f"/>
    </style:style>
    <style:style style:name="P34" style:family="paragraph" style:parent-style-name="Text_20_body" style:list-style-name="L4">
      <style:text-properties officeooo:rsid="007c4df3" officeooo:paragraph-rsid="007c4df3"/>
    </style:style>
    <style:style style:name="P35" style:family="paragraph" style:parent-style-name="Text_20_body" style:list-style-name="L4">
      <style:text-properties officeooo:paragraph-rsid="007e0d60"/>
    </style:style>
    <style:style style:name="P36" style:family="paragraph" style:parent-style-name="Text_20_body" style:list-style-name="L4">
      <style:text-properties officeooo:rsid="00200a31" officeooo:paragraph-rsid="007e0d60"/>
    </style:style>
    <style:style style:name="P37" style:family="paragraph" style:parent-style-name="Text_20_body" style:list-style-name="L4">
      <style:text-properties officeooo:rsid="007e0d60" officeooo:paragraph-rsid="007e0d60"/>
    </style:style>
    <style:style style:name="P38" style:family="paragraph" style:parent-style-name="Text_20_body" style:list-style-name="L4">
      <style:text-properties officeooo:rsid="007e6264" officeooo:paragraph-rsid="007e6264"/>
    </style:style>
    <style:style style:name="P39" style:family="paragraph" style:parent-style-name="Text_20_body" style:list-style-name="L4">
      <style:text-properties officeooo:rsid="007ecf05" officeooo:paragraph-rsid="007ecf05"/>
    </style:style>
    <style:style style:name="P40" style:family="paragraph" style:parent-style-name="Heading_20_2">
      <style:text-properties officeooo:rsid="001e8d01" officeooo:paragraph-rsid="001e8d01"/>
    </style:style>
    <style:style style:name="P41" style:family="paragraph" style:parent-style-name="Text_20_body">
      <style:text-properties officeooo:rsid="001e8d01" officeooo:paragraph-rsid="001e8d01"/>
    </style:style>
    <style:style style:name="P42" style:family="paragraph" style:parent-style-name="Heading_20_3">
      <style:text-properties officeooo:rsid="001e8d01" officeooo:paragraph-rsid="001e8d01"/>
    </style:style>
    <style:style style:name="P43" style:family="paragraph" style:parent-style-name="Text_20_body" style:list-style-name="L5">
      <style:text-properties officeooo:rsid="001e8d01" officeooo:paragraph-rsid="001e8d01"/>
    </style:style>
    <style:style style:name="P44" style:family="paragraph" style:parent-style-name="Text_20_body" style:list-style-name="L5">
      <style:text-properties officeooo:rsid="001e8d01" officeooo:paragraph-rsid="00200a31"/>
    </style:style>
    <style:style style:name="P45" style:family="paragraph" style:parent-style-name="Text_20_body" style:list-style-name="L5">
      <style:text-properties officeooo:rsid="00726b01" officeooo:paragraph-rsid="0073f6b0"/>
    </style:style>
    <style:style style:name="P46" style:family="paragraph" style:parent-style-name="Text_20_body" style:list-style-name="L5">
      <style:text-properties officeooo:rsid="0073f6b0" officeooo:paragraph-rsid="0073f6b0"/>
    </style:style>
    <style:style style:name="P47" style:family="paragraph" style:parent-style-name="Text_20_body" style:list-style-name="L5">
      <style:text-properties officeooo:rsid="0072b676" officeooo:paragraph-rsid="0072b676"/>
    </style:style>
    <style:style style:name="P48" style:family="paragraph" style:parent-style-name="Text_20_body" style:list-style-name="L5">
      <style:text-properties officeooo:rsid="00763139" officeooo:paragraph-rsid="00763139"/>
    </style:style>
    <style:style style:name="P49" style:family="paragraph" style:parent-style-name="Text_20_body" style:list-style-name="L6">
      <style:text-properties officeooo:rsid="00200a31" officeooo:paragraph-rsid="0073f6b0"/>
    </style:style>
    <style:style style:name="P50" style:family="paragraph" style:parent-style-name="Text_20_body" style:list-style-name="L6">
      <style:text-properties officeooo:rsid="0078efe1" officeooo:paragraph-rsid="0078efe1"/>
    </style:style>
    <style:style style:name="P51" style:family="paragraph" style:parent-style-name="Text_20_body" style:list-style-name="L6">
      <style:text-properties officeooo:rsid="00200a31" officeooo:paragraph-rsid="00715eab"/>
    </style:style>
    <style:style style:name="P52" style:family="paragraph" style:parent-style-name="Text_20_body" style:list-style-name="L6">
      <style:text-properties officeooo:rsid="00715eab" officeooo:paragraph-rsid="00715eab"/>
    </style:style>
    <style:style style:name="P53" style:family="paragraph" style:parent-style-name="Text_20_body" style:list-style-name="L6">
      <style:text-properties officeooo:rsid="007a3561" officeooo:paragraph-rsid="007a3561"/>
    </style:style>
    <style:style style:name="P54" style:family="paragraph" style:parent-style-name="Text_20_body" style:list-style-name="L6">
      <style:text-properties officeooo:rsid="002dc2bf" officeooo:paragraph-rsid="002dc2bf"/>
    </style:style>
    <style:style style:name="P55" style:family="paragraph" style:parent-style-name="Heading_20_2">
      <style:text-properties officeooo:rsid="0019a4e7" officeooo:paragraph-rsid="0019a4e7"/>
    </style:style>
    <style:style style:name="P56" style:family="paragraph" style:parent-style-name="Text_20_body">
      <style:text-properties officeooo:rsid="0019a4e7" officeooo:paragraph-rsid="0019a4e7"/>
    </style:style>
    <style:style style:name="P57" style:family="paragraph" style:parent-style-name="Heading_20_3">
      <style:text-properties officeooo:rsid="001b5b58" officeooo:paragraph-rsid="001b5b58"/>
    </style:style>
    <style:style style:name="P58" style:family="paragraph" style:parent-style-name="Text_20_body" style:list-style-name="L7">
      <style:text-properties officeooo:rsid="001b5b58" officeooo:paragraph-rsid="001b5b58"/>
    </style:style>
    <style:style style:name="P59" style:family="paragraph" style:parent-style-name="Heading_20_3">
      <style:text-properties officeooo:rsid="00200a31" officeooo:paragraph-rsid="00200a31"/>
    </style:style>
    <style:style style:name="P60" style:family="paragraph" style:parent-style-name="Text_20_body" style:list-style-name="L8">
      <style:text-properties officeooo:rsid="00200a31" officeooo:paragraph-rsid="00200a31"/>
    </style:style>
    <style:style style:name="P61" style:family="paragraph" style:parent-style-name="Text_20_body">
      <style:text-properties officeooo:rsid="0019a4e7" officeooo:paragraph-rsid="001addce"/>
    </style:style>
    <style:style style:name="P62" style:family="paragraph" style:parent-style-name="Heading_20_3">
      <style:text-properties officeooo:rsid="0061d2c9" officeooo:paragraph-rsid="006e2a1b"/>
    </style:style>
    <style:style style:name="P63" style:family="paragraph" style:parent-style-name="Text_20_body">
      <style:text-properties officeooo:rsid="0061d2c9" officeooo:paragraph-rsid="006e2a1b"/>
    </style:style>
    <style:style style:name="P64" style:family="paragraph" style:parent-style-name="Text_20_body" style:list-style-name="L7">
      <style:text-properties officeooo:rsid="001b5b58" officeooo:paragraph-rsid="0025ef6d"/>
    </style:style>
    <style:style style:name="P65" style:family="paragraph" style:parent-style-name="Heading_20_3">
      <style:text-properties officeooo:rsid="00200a31" officeooo:paragraph-rsid="00835793"/>
    </style:style>
    <style:style style:name="P66" style:family="paragraph" style:parent-style-name="Text_20_body" style:list-style-name="L8">
      <style:text-properties officeooo:rsid="00200a31" officeooo:paragraph-rsid="00835793"/>
    </style:style>
    <style:style style:name="P67" style:family="paragraph" style:parent-style-name="Text_20_body" style:list-style-name="L8">
      <style:text-properties officeooo:rsid="00835793" officeooo:paragraph-rsid="00835793"/>
    </style:style>
    <style:style style:name="P68" style:family="paragraph" style:parent-style-name="Heading_20_2">
      <style:text-properties officeooo:rsid="002dc2bf" officeooo:paragraph-rsid="002dc2bf"/>
    </style:style>
    <style:style style:name="P69" style:family="paragraph" style:parent-style-name="Text_20_body">
      <style:text-properties officeooo:rsid="002dc2bf" officeooo:paragraph-rsid="002dc2bf"/>
    </style:style>
    <style:style style:name="P70" style:family="paragraph" style:parent-style-name="Heading_20_3">
      <style:text-properties officeooo:rsid="002dc2bf" officeooo:paragraph-rsid="002dc2bf"/>
    </style:style>
    <style:style style:name="P71" style:family="paragraph" style:parent-style-name="Text_20_body">
      <style:text-properties officeooo:paragraph-rsid="002dc2bf"/>
    </style:style>
    <style:style style:name="P72" style:family="paragraph" style:parent-style-name="Heading_20_1">
      <style:text-properties officeooo:rsid="0053a8bd" officeooo:paragraph-rsid="0053a8bd"/>
    </style:style>
    <style:style style:name="P73" style:family="paragraph" style:parent-style-name="normal">
      <style:text-properties officeooo:paragraph-rsid="00545c8e"/>
    </style:style>
    <style:style style:name="P74" style:family="paragraph" style:parent-style-name="normal" style:list-style-name="WWNum2">
      <style:paragraph-properties fo:margin-left="0.5in" fo:text-indent="-0.25in" style:auto-text-indent="false"/>
      <style:text-properties officeooo:paragraph-rsid="00545c8e"/>
    </style:style>
    <style:style style:name="P75" style:family="paragraph" style:parent-style-name="normal" style:list-style-name="WWNum2">
      <style:paragraph-properties fo:margin-left="0.5in" fo:text-indent="-0.25in" style:auto-text-indent="false"/>
      <style:text-properties officeooo:paragraph-rsid="0055ced7"/>
    </style:style>
    <style:style style:name="P76" style:family="paragraph" style:parent-style-name="normal" style:list-style-name="WWNum2">
      <style:paragraph-properties fo:margin-left="0.5in" fo:text-indent="-0.25in" style:auto-text-indent="false"/>
      <style:text-properties officeooo:paragraph-rsid="00587822"/>
    </style:style>
    <style:style style:name="P77" style:family="paragraph" style:parent-style-name="normal">
      <style:paragraph-properties fo:margin-left="0.5in" fo:text-indent="-0.25in" style:auto-text-indent="false"/>
      <style:text-properties officeooo:rsid="006266b0" officeooo:paragraph-rsid="00545c8e"/>
    </style:style>
    <style:style style:name="P78" style:family="paragraph" style:parent-style-name="Text_20_body">
      <style:text-properties officeooo:rsid="006266b0" officeooo:paragraph-rsid="006a91b4"/>
    </style:style>
    <style:style style:name="P79" style:family="paragraph" style:parent-style-name="Text_20_body">
      <style:text-properties officeooo:rsid="006a91b4" officeooo:paragraph-rsid="006a91b4"/>
    </style:style>
    <style:style style:name="P80" style:family="paragraph" style:parent-style-name="Text_20_body">
      <style:text-properties officeooo:rsid="0067996b" officeooo:paragraph-rsid="0067996b"/>
    </style:style>
    <style:style style:name="P81" style:family="paragraph" style:parent-style-name="Text_20_body">
      <style:text-properties officeooo:rsid="0068875b" officeooo:paragraph-rsid="0068875b"/>
    </style:style>
    <style:style style:name="P82" style:family="paragraph" style:parent-style-name="Heading_20_3">
      <style:text-properties officeooo:rsid="006a91b4" officeooo:paragraph-rsid="006a91b4"/>
    </style:style>
    <style:style style:name="P83" style:family="paragraph" style:parent-style-name="Text_20_body">
      <style:text-properties officeooo:rsid="0068ea14" officeooo:paragraph-rsid="0068ea14"/>
    </style:style>
    <style:style style:name="P84" style:family="paragraph" style:parent-style-name="Heading_20_3">
      <style:text-properties officeooo:paragraph-rsid="006a91b4"/>
    </style:style>
    <style:style style:name="P85" style:family="paragraph" style:parent-style-name="Text_20_body">
      <style:text-properties officeooo:rsid="006a91b4" officeooo:paragraph-rsid="006b1f64"/>
    </style:style>
    <style:style style:name="T1" style:family="text">
      <style:text-properties officeooo:rsid="00137317"/>
    </style:style>
    <style:style style:name="T2" style:family="text">
      <style:text-properties fo:font-size="1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4pt" style:language-asian="zh" style:country-asian="CN" style:font-style-asian="normal" style:font-weight-asian="bold" style:font-name-complex="Lohit Devanagari1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60f27f"/>
    </style:style>
    <style:style style:name="T6" style:family="text">
      <style:text-properties officeooo:rsid="005063a0"/>
    </style:style>
    <style:style style:name="T7" style:family="text">
      <style:text-properties officeooo:rsid="007c4df3"/>
    </style:style>
    <style:style style:name="T8" style:family="text">
      <style:text-properties officeooo:rsid="007e0d60"/>
    </style:style>
    <style:style style:name="T9" style:family="text">
      <style:text-properties officeooo:rsid="00726b01"/>
    </style:style>
    <style:style style:name="T10" style:family="text">
      <style:text-properties officeooo:rsid="0073f6b0"/>
    </style:style>
    <style:style style:name="T11" style:family="text">
      <style:text-properties officeooo:rsid="00756569"/>
    </style:style>
    <style:style style:name="T12" style:family="text">
      <style:text-properties officeooo:rsid="00200a31"/>
    </style:style>
    <style:style style:name="T13" style:family="text">
      <style:text-properties officeooo:rsid="007a3561"/>
    </style:style>
    <style:style style:name="T14" style:family="text">
      <style:text-properties officeooo:rsid="007b8922"/>
    </style:style>
    <style:style style:name="T15" style:family="text">
      <style:text-properties officeooo:rsid="00835793"/>
    </style:style>
    <style:style style:name="T16" style:family="text">
      <style:text-properties fo:font-weight="bold" officeooo:rsid="002dc2bf" style:font-weight-asian="bold" style:font-weight-complex="bold"/>
    </style:style>
    <style:style style:name="T17" style:family="text">
      <style:text-properties officeooo:rsid="002dc2bf"/>
    </style:style>
    <style:style style:name="T18" style:family="text">
      <style:text-properties fo:font-weight="bold" officeooo:rsid="002fb08e" style:font-weight-asian="bold" style:font-weight-complex="bold"/>
    </style:style>
    <style:style style:name="T19" style:family="text">
      <style:text-properties officeooo:rsid="002fb08e"/>
    </style:style>
    <style:style style:name="T20" style:family="text">
      <style:text-properties fo:font-weight="bold" officeooo:rsid="00344cd4" style:font-weight-asian="bold" style:font-weight-complex="bold"/>
    </style:style>
    <style:style style:name="T21" style:family="text">
      <style:text-properties officeooo:rsid="00344cd4"/>
    </style:style>
    <style:style style:name="T22" style:family="text">
      <style:text-properties fo:font-weight="bold" officeooo:rsid="003037b4" style:font-weight-asian="bold" style:font-weight-complex="bold"/>
    </style:style>
    <style:style style:name="T23" style:family="text">
      <style:text-properties officeooo:rsid="003037b4"/>
    </style:style>
    <style:style style:name="T24" style:family="text">
      <style:text-properties officeooo:rsid="005a86c2"/>
    </style:style>
    <style:style style:name="T25" style:family="text">
      <style:text-properties officeooo:rsid="005c63b3"/>
    </style:style>
    <style:style style:name="T26" style:family="text">
      <style:text-properties style:text-underline-style="none"/>
    </style:style>
    <style:style style:name="T27" style:family="text">
      <style:text-properties officeooo:rsid="00545c8e"/>
    </style:style>
    <style:style style:name="T28" style:family="text">
      <style:text-properties officeooo:rsid="0055ced7"/>
    </style:style>
    <style:style style:name="T29" style:family="text">
      <style:text-properties officeooo:rsid="0056cdf2"/>
    </style:style>
    <style:style style:name="T30" style:family="text">
      <style:text-properties officeooo:rsid="00587822"/>
    </style:style>
    <style:style style:name="T31" style:family="text">
      <style:text-properties officeooo:rsid="006a91b4"/>
    </style:style>
    <style:style style:name="T32" style:family="text">
      <style:text-properties officeooo:rsid="0061d2c9"/>
    </style:style>
    <style:style style:name="T33" style:family="text">
      <style:text-properties officeooo:rsid="0068875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3098in" fo:min-width="0.420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5102in" fo:min-width="0.8752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3102in" fo:min-width="0.4217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marker-end="Arrow" draw:marker-end-width="0.0693in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marker-end="Arrow" draw:marker-end-width="0.0693in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0.5728in" fo:min-width="0.979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ffffff" draw:textarea-horizontal-align="justify" draw:textarea-vertical-align="top" draw:auto-grow-height="false" fo:min-height="2.5311in" fo:min-width="4.6874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3854in" fo:min-width="1.1252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1.8126in" fo:min-width="3.0835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-color="#2a6099" draw:textarea-horizontal-align="justify" draw:textarea-vertical-align="middle" draw:auto-grow-height="false" fo:min-height="0.3335in" fo:min-width="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fill="none" draw:fill-color="#ffffff" fo:min-height="0.771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solid" draw:fill-color="#ffffff" draw:textarea-horizontal-align="justify" draw:textarea-vertical-align="middle" draw:auto-grow-height="false" fo:min-height="2.5in" fo:min-width="4.656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textarea-horizontal-align="justify" draw:textarea-vertical-align="middle" draw:auto-grow-height="false" fo:min-height="0.3126in" fo:min-width="0.9583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0.3126in" fo:min-width="0.9063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0.1307in" fo:min-width="0.104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textarea-horizontal-align="justify" draw:textarea-vertical-align="middle" draw:auto-grow-height="false" fo:min-height="0.3252in" fo:min-width="0.302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fill-color="#492300" draw:textarea-horizontal-align="justify" draw:textarea-vertical-align="middle" draw:auto-grow-height="false" fo:min-height="0.1992in" fo:min-width="0.147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fill="none" draw:fill-color="#ffffff" fo:min-height="0.575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m Catcher</text:p>
      <text:p text:style-name="P2">Game Design Document</text:p>
      <text:p text:style-name="P2">Brian Buckles</text:p>
      <text:p text:style-name="P2"/>
      <text:h text:style-name="P3" text:outline-level="1">Overview</text:h>
      <text:p text:style-name="P4">You will play as a miner that tries to catch as many different gems as possible while avoiding falling rocks. <text:s/>As the time progresses more rocks will fall making the difficulty harder. <text:s/>The miner will have 3 lives and if the miner hits a rock it will lose 1 life. <text:s/>The game will end when all the lives have been spent. <text:s/></text:p>
      <text:p text:style-name="P4">It will use the pygame and simpeGE game engine to create the scenes and sprites. <text:s/>The scene will be a background of a cave. <text:s/>The sprites will consist of different gems, different rocks, and a miner. <text:s/>There will be 2 scenes. Scene 1 will be the main menu showing you a play button and an exit button. <text:s/>When you press the play button it will take you to scene 2 which is the game. <text:s/>When the game is over the user will be taken back to the main menu <text:span text:style-name="T1">where they can play again or leave the game</text:span>.</text:p>
      <text:p text:style-name="P4"/>
      <text:p text:style-name="P5"/>
      <text:h text:style-name="P6" text:outline-level="1"><draw:custom-shape text:anchor-type="paragraph" draw:z-index="0" draw:name="Shape 1" draw:style-name="gr1" draw:text-style-name="P7" svg:width="0.5941in" svg:height="0.4378in" svg:x="0.1398in" svg:y="1.2945in"><text:p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 2" draw:style-name="gr2" draw:text-style-name="P7" svg:width="0.8752in" svg:height="0.5106in" svg:x="1.4in" svg:y="1.211in"><text:p><text:s/>Main Menu</text:p><draw:enhanced-geometry svg:viewBox="0 0 21600 21600" draw:type="rectangle" draw:enhanced-path="M 0 0 L 21600 0 21600 21600 0 21600 0 0 Z N"/></draw:custom-shape><draw:custom-shape text:anchor-type="paragraph" draw:z-index="2" draw:name="Shape 3" draw:style-name="gr3" draw:text-style-name="P9" svg:width="0.5953in" svg:height="0.4386in" svg:x="3.0043in" svg:y="1.2945in"><text:p text:style-name="P8"><text:span text:style-name="T2">En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" draw:name="Line 1" draw:style-name="gr4" draw:text-style-name="P10" svg:x1="0.7854in" svg:y1="1.5028in" svg:x2="1.4in" svg:y2="1.513in"><text:p/></draw:line><draw:line text:anchor-type="paragraph" draw:z-index="4" draw:name="Line 2" draw:style-name="gr5" draw:text-style-name="P10" svg:x1="2.2752in" svg:y1="1.5028in" svg:x2="3.0043in" svg:y2="1.4925in"><text:p text:style-name="P10">Exit</text:p></draw:line><draw:custom-shape text:anchor-type="paragraph" draw:z-index="5" draw:name="Shape 4" draw:style-name="gr6" draw:text-style-name="P7" svg:width="0.9795in" svg:height="0.5732in" svg:x="1.3374in" svg:y="2.8673in"><text:p><text:s/>Game</text:p><draw:enhanced-geometry svg:viewBox="0 0 21600 21600" draw:type="rectangle" draw:enhanced-path="M 0 0 L 21600 0 21600 21600 0 21600 0 0 Z N"/></draw:custom-shape><draw:line text:anchor-type="paragraph" draw:z-index="6" draw:name="Vertical line 2" draw:style-name="gr5" draw:text-style-name="P10" svg:x1="2.0772in" svg:y1="2.8571in" svg:x2="2.0772in" svg:y2="1.7217in"><text:p text:style-name="P10">Game Over</text:p><text:p text:style-name="P10">No Lives Left</text:p></draw:line>State Transition Diagram</text:h>
      <text:p text:style-name="P11"/>
      <text:p text:style-name="P11"/>
      <text:p text:style-name="P11"/>
      <text:p text:style-name="P11"/>
      <text:p text:style-name="P11"><draw:line text:anchor-type="paragraph" draw:z-index="7" draw:name="Vertical line 3" draw:style-name="gr5" draw:text-style-name="P10" svg:x1="1.5563in" svg:y1="-0.0854in" svg:x2="1.5563in" svg:y2="1.0602in"><text:p text:style-name="P10">Play</text:p></draw:lin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12" text:outline-level="1"/>
      <text:h text:style-name="P13" text:outline-level="1">Scenes</text:h>
      <text:h text:style-name="Heading_20_2" text:outline-level="2">Main Menu Scene</text:h>
      <text:h text:style-name="P14" text:outline-level="1"><draw:custom-shape text:anchor-type="paragraph" draw:z-index="8" draw:name="Shape 5" draw:style-name="gr7" draw:text-style-name="P16" svg:width="4.6878in" svg:height="2.5315in" svg:x="-0.0063in" svg:y="-0.0134in"><text:p text:style-name="P15"><text:span text:style-name="T3">Gem </text:span><text:span text:style-name="T3">Miner</text:span></text:p><draw:enhanced-geometry svg:viewBox="0 0 21600 21600" draw:type="rectangle" draw:enhanced-path="M 0 0 L 21600 0 21600 21600 0 21600 0 0 Z N"/></draw:custom-shape><draw:custom-shape text:anchor-type="paragraph" draw:z-index="29" draw:name="Shape 19" draw:style-name="gr8" draw:text-style-name="P7" svg:width="1.1252in" svg:height="0.3858in" svg:x="3.4311in" svg:y="0.0634in"><text:p>High Score</text:p><draw:enhanced-geometry svg:viewBox="0 0 21600 21600" draw:type="rectangle" draw:enhanced-path="M 0 0 L 21600 0 21600 21600 0 21600 0 0 Z N"/></draw:custom-shape><text:span text:style-name="T1">Main Menu</text:span></text:h>
      <text:p text:style-name="P11"><draw:custom-shape text:anchor-type="paragraph" draw:z-index="11" draw:name="Shape 8" draw:style-name="gr9" draw:text-style-name="P7" svg:width="3.0835in" svg:height="1.813in" svg:x="1.4728in" svg:y="0.0134in"><text:p>Instructions:</text:p><text:p/><text:p>Catch the gems while avoiding the rocks. </text:p><text:p>You can only use the left and right arrows.</text:p><draw:enhanced-geometry svg:viewBox="0 0 21600 21600" draw:type="rectangle" draw:enhanced-path="M 0 0 L 21600 0 21600 21600 0 21600 0 0 Z N"/></draw:custom-shape></text:p>
      <text:p text:style-name="P11"><draw:custom-shape text:anchor-type="paragraph" draw:z-index="9" draw:name="Shape 6" draw:style-name="gr10" draw:text-style-name="P17" svg:width="1.0004in" svg:height="0.3335in" svg:x="0.1917in" svg:y="0.1437in"><text:p><text:s/>Play</text:p><draw:enhanced-geometry svg:viewBox="0 0 21600 21600" draw:type="rectangle" draw:enhanced-path="M 0 0 L 21600 0 21600 21600 0 21600 0 0 Z N"/></draw:custom-shape></text:p>
      <text:p text:style-name="P11"/>
      <text:p text:style-name="P11"><draw:custom-shape text:anchor-type="paragraph" draw:z-index="10" draw:name="Shape 7" draw:style-name="gr10" draw:text-style-name="P17" svg:width="1.0004in" svg:height="0.3335in" svg:x="0.1811in" svg:y="-0.0744in"><text:p><text:s/>Exit</text:p><draw:enhanced-geometry svg:viewBox="0 0 21600 21600" draw:type="rectangle" draw:enhanced-path="M 0 0 L 21600 0 21600 21600 0 21600 0 0 Z N"/></draw:custom-shape></text:p>
      <text:p text:style-name="P11"/>
      <text:p text:style-name="P11"/>
      <text:p text:style-name="P11"/>
      <text:p text:style-name="P18">Elements:</text:p>
      <text:list text:style-name="L1">
        <text:list-item>
          <text:p text:style-name="P19"><text:span text:style-name="T4">lblInstructions</text:span> – instructions to play the game</text:p>
        </text:list-item>
        <text:list-item>
          <text:p text:style-name="P20"><text:span text:style-name="T4">lblHighScore</text:span> – shows the high score</text:p>
        </text:list-item>
        <text:list-item>
          <text:p text:style-name="P19"><text:span text:style-name="T4">btnPlay</text:span> – button that will take you to the game scene</text:p>
        </text:list-item>
        <text:list-item>
          <text:p text:style-name="P19"><draw:caption text:anchor-type="paragraph" draw:z-index="25" draw:name="Callout 3" draw:style-name="gr11" draw:text-style-name="P21" svg:width="0.7717in" svg:height="0.7717in" svg:x="5.4in" svg:y="0.1327in" draw:caption-point-x="-2.5728in" draw:caption-point-y="1.9783in"><text:p><text:s/>Add 1 to score if collides with user</text:p></draw:caption><text:span text:style-name="T4">btnExit</text:span> – button that will close the application</text:p>
        </text:list-item>
      </text:list>
      <text:p text:style-name="P22"/>
      <text:h text:style-name="Heading_20_2" text:outline-level="2">Game Scene</text:h>
      <text:p text:style-name="P23"><draw:custom-shape text:anchor-type="paragraph" draw:z-index="12" draw:name="Shape 9" draw:style-name="gr12" draw:text-style-name="P24" svg:width="4.6567in" svg:height="2.5004in" svg:x="0.0146in" svg:y="0.1161in"><text:p/><draw:enhanced-geometry svg:viewBox="0 0 21600 21600" draw:type="rectangle" draw:enhanced-path="M 0 0 L 21600 0 21600 21600 0 21600 0 0 Z N"/></draw:custom-shape><draw:custom-shape text:anchor-type="paragraph" draw:z-index="13" draw:name="Shape 10" draw:style-name="gr13" draw:text-style-name="P7" svg:width="0.9587in" svg:height="0.313in" svg:x="3.65in" svg:y="0.1791in"><text:p><text:s/>Lives Left</text:p><draw:enhanced-geometry svg:viewBox="0 0 21600 21600" draw:type="rectangle" draw:enhanced-path="M 0 0 L 21600 0 21600 21600 0 21600 0 0 Z N"/></draw:custom-shape><draw:caption text:anchor-type="paragraph" draw:z-index="23" draw:name="Callout 1" draw:style-name="gr11" draw:text-style-name="P21" svg:width="0.7717in" svg:height="0.7717in" svg:x="5.6709in" svg:y="-0.05in" draw:caption-point-x="-1in" draw:caption-point-y="0.6035in"><text:p><text:s/>Spawn <text:s text:c="7"/>below this <text:s/>line</text:p></draw:caption></text:p>
      <text:p text:style-name="P23"><draw:custom-shape text:anchor-type="paragraph" draw:z-index="19" draw:name="Shape 16" draw:style-name="gr14" draw:text-style-name="P7" svg:width="0.9067in" svg:height="0.313in" svg:x="0.098in" svg:y="-0.1181in"><text:p><text:s/>Score</text:p><draw:enhanced-geometry svg:viewBox="0 0 21600 21600" draw:type="rectangle" draw:enhanced-path="M 0 0 L 21600 0 21600 21600 0 21600 0 0 Z N"/></draw:custom-shape></text:p>
      <text:p text:style-name="P23"><draw:custom-shape text:anchor-type="paragraph" draw:z-index="16" draw:name="Shape 13" draw:style-name="gr15" svg:width="0.2087in" svg:height="0.2598in" svg:x="2.6811in" svg:y="0.1799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7" draw:name="Shape 14" draw:style-name="gr15" svg:width="0.2087in" svg:height="0.2598in" svg:x="1.5252in" svg:y="0.1744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22" draw:name="Line 3" draw:style-name="gr16" draw:text-style-name="P10" svg:x1="0.0146in" svg:y1="-0.0283in" svg:x2="4.6709in" svg:y2="-0.0811in"><text:p/></draw:line></text:p>
      <text:p text:style-name="P23"><draw:custom-shape text:anchor-type="paragraph" draw:z-index="14" draw:name="Shape 11" draw:style-name="gr17" draw:text-style-name="P7" svg:width="0.4276in" svg:height="0.4587in" svg:x="1.7437in" svg:y="1.1126in"><text:p>Miner</text:p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ustom-shape text:anchor-type="paragraph" draw:z-index="15" draw:name="Shape 12" draw:style-name="gr15" svg:width="0.2087in" svg:height="0.2598in" svg:x="0.3791in" svg:y="-0.0854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8" draw:name="Shape 15" draw:style-name="gr15" svg:width="0.2087in" svg:height="0.2598in" svg:x="1.9311in" svg:y="0.4201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0" draw:name="Shape 17" draw:style-name="gr18" draw:text-style-name="P25" svg:width="0.2087in" svg:height="0.2606in" svg:x="1.202in" svg:y="0.2165in"><text:p/>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<draw:equation draw:name="f0" draw:formula="left+$0 "/><draw:equation draw:name="f1" draw:formula="top+$0 "/><draw:equation draw:name="f2" draw:formula="right-$0 "/><draw:equation draw:name="f3" draw:formula="bottom-$0 "/><draw:equation draw:name="f4" draw:formula="$0 /2"/><draw:equation draw:name="f5" draw:formula="left+?f4 "/><draw:equation draw:name="f6" draw:formula="top+?f4 "/><draw:equation draw:name="f7" draw:formula="right-?f4 "/><draw:equation draw:name="f8" draw:formula="bottom-?f4 "/><draw:handle draw:handle-position="$0 top" draw:handle-range-x-minimum="0" draw:handle-range-x-maximum="10800"/></draw:enhanced-geometry></draw:custom-shape><draw:custom-shape text:anchor-type="paragraph" draw:z-index="21" draw:name="Shape 18" draw:style-name="gr18" draw:text-style-name="P25" svg:width="0.2087in" svg:height="0.2606in" svg:x="3.3063in" svg:y="0.5291in"><text:p/>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<draw:equation draw:name="f0" draw:formula="left+$0 "/><draw:equation draw:name="f1" draw:formula="top+$0 "/><draw:equation draw:name="f2" draw:formula="right-$0 "/><draw:equation draw:name="f3" draw:formula="bottom-$0 "/><draw:equation draw:name="f4" draw:formula="$0 /2"/><draw:equation draw:name="f5" draw:formula="left+?f4 "/><draw:equation draw:name="f6" draw:formula="top+?f4 "/><draw:equation draw:name="f7" draw:formula="right-?f4 "/><draw:equation draw:name="f8" draw:formula="bottom-?f4 "/><draw:handle draw:handle-position="$0 top" draw:handle-range-x-minimum="0" draw:handle-range-x-maximum="10800"/></draw:enhanced-geometry></draw:custom-shape><draw:caption text:anchor-type="paragraph" draw:z-index="24" draw:name="Callout 2" draw:style-name="gr11" draw:text-style-name="P21" svg:width="0.7717in" svg:height="0.7717in" svg:x="5.1083in" svg:y="-0.0335in" draw:caption-point-x="-1.5937in" draw:caption-point-y="0.7181in"><text:p><text:s/>Rock take life if collides with user</text:p></draw:caption></text:p>
      <text:p text:style-name="P22"/>
      <text:p text:style-name="P22"/>
      <text:p text:style-name="P22"/>
      <text:p text:style-name="P22"><draw:line text:anchor-type="paragraph" draw:z-index="26" draw:name="Line 4" draw:style-name="gr5" draw:text-style-name="P10" svg:x1="2.348in" svg:y1="0.0618in" svg:x2="3.5878in" svg:y2="0.0307in"><text:p text:style-name="P10">Move Right</text:p></draw:line><draw:line text:anchor-type="paragraph" draw:z-index="27" draw:name="Line 5" draw:style-name="gr5" draw:text-style-name="P10" svg:x1="1.5665in" svg:y1="0.0618in" svg:x2="0.4in" svg:y2="0.1035in"><text:p text:style-name="P10">Move Left</text:p></draw:line><draw:caption text:anchor-type="paragraph" draw:z-index="28" draw:name="Callout 4" draw:style-name="gr19" draw:text-style-name="P21" svg:width="2.4098in" svg:height="0.576in" svg:x="5.1154in" svg:y="-0.0043in" draw:caption-point-x="-1.6634in" draw:caption-point-y="0.3465in"><text:p>When rock or gem hits the bottom reset to random x at the line above</text:p></draw:caption></text:p>
      <text:p text:style-name="P22"/>
      <text:p text:style-name="P26"><text:span text:style-name="T4">Elements</text:span>:</text:p>
      <text:list text:style-name="L2">
        <text:list-item>
          <text:p text:style-name="P27"><text:soft-page-break/><text:span text:style-name="T4">spMiner</text:span> – miner sprite</text:p>
        </text:list-item>
        <text:list-item>
          <text:p text:style-name="P28"><text:span text:style-name="T4">spRock</text:span> – rock sprite</text:p>
        </text:list-item>
        <text:list-item>
          <text:p text:style-name="P28"><text:span text:style-name="T4">spGem</text:span> – gem sprite</text:p>
        </text:list-item>
        <text:list-item>
          <text:p text:style-name="P27"><text:span text:style-name="T4">lblScore</text:span> – score displayed</text:p>
        </text:list-item>
        <text:list-item>
          <text:p text:style-name="P27"><text:span text:style-name="T4">lblLives</text:span> – lives left before game over</text:p>
        </text:list-item>
      </text:list>
      <text:p text:style-name="P26"><text:span text:style-name="T4">Variables</text:span>:</text:p>
      <text:list text:style-name="L3">
        <text:list-item>
          <text:p text:style-name="P29"><text:span text:style-name="T4">lives</text:span> – holds the lives left before game over</text:p>
        </text:list-item>
        <text:list-item>
          <text:p text:style-name="P29"><text:span text:style-name="T4">score</text:span> – holds the number of gems collided with</text:p>
        </text:list-item>
      </text:list>
      <text:p text:style-name="P22"/>
      <text:p text:style-name="P22"/>
      <text:h text:style-name="P30" text:outline-level="1">Classes</text:h>
      <text:h text:style-name="P31" text:outline-level="2">MainMenu</text:h>
      <text:p text:style-name="P32">Main <text:span text:style-name="T5">menu</text:span> for the game. <text:s/>It will show the best score, instructions, and controls the <text:span text:style-name="T6">actions</text:span> of the game. <text:s/>Allows you to exit and play the game.</text:p>
      <text:h text:style-name="P33" text:outline-level="3">Variables</text:h>
      <text:list xml:id="list1788398241" text:style-name="L4">
        <text:list-item>
          <text:p text:style-name="P34">__command – holds the button press command defaults to play</text:p>
        </text:list-item>
        <text:list-item>
          <text:p text:style-name="P35"><text:span text:style-name="T7">__high_score – holds the highest game score since launch.</text:span></text:p>
        </text:list-item>
      </text:list>
      <text:h text:style-name="Heading_20_3" text:outline-level="3">Methods</text:h>
      <text:list text:continue-numbering="true" text:style-name="L4">
        <text:list-item>
          <text:p text:style-name="P36">__init__ - initialization of the <text:span text:style-name="T8">MainMenu</text:span> class. <text:s/></text:p>
          <text:list>
            <text:list-item>
              <text:p text:style-name="P37">Sets the high score</text:p>
            </text:list-item>
            <text:list-item>
              <text:p text:style-name="P37">Sets the default command</text:p>
            </text:list-item>
          </text:list>
        </text:list-item>
        <text:list-item>
          <text:p text:style-name="P36">process</text:p>
          <text:list>
            <text:list-item>
              <text:p text:style-name="P38">check if btn_quit is clicked</text:p>
              <text:list>
                <text:list-item>
                  <text:p text:style-name="P38">set __command to quit</text:p>
                </text:list-item>
                <text:list-item>
                  <text:p text:style-name="P38">stop</text:p>
                </text:list-item>
              </text:list>
            </text:list-item>
            <text:list-item>
              <text:p text:style-name="P38">check if btn_play.clicked</text:p>
              <text:list>
                <text:list-item>
                  <text:p text:style-name="P38">set __command to play</text:p>
                </text:list-item>
                <text:list-item>
                  <text:p text:style-name="P38">stop</text:p>
                </text:list-item>
              </text:list>
            </text:list-item>
          </text:list>
        </text:list-item>
        <text:list-item>
          <text:p text:style-name="P39">get_command</text:p>
          <text:list>
            <text:list-item>
              <text:p text:style-name="P39">returns __command to caller</text:p>
            </text:list-item>
          </text:list>
        </text:list-item>
        <text:list-item>
          <text:p text:style-name="P39">set_high_score</text:p>
          <text:list>
            <text:list-item>
              <text:p text:style-name="P39">sets the __high_score</text:p>
            </text:list-item>
          </text:list>
        </text:list-item>
      </text:list>
      <text:h text:style-name="P40" text:outline-level="2">Game</text:h>
      <text:p text:style-name="P41">Holds the game mechanics.</text:p>
      <text:h text:style-name="P42" text:outline-level="3"><text:s/>Variables</text:h>
      <text:list text:style-name="L5">
        <text:list-item>
          <text:p text:style-name="P43"><text:span text:style-name="T9">__</text:span>score – holds the current score. Defaults to 0.</text:p>
        </text:list-item>
        <text:list-item>
          <text:p text:style-name="P44"><text:span text:style-name="T9">__l</text:span>ives<text:span text:style-name="T9">_left</text:span> – holds the current lives left before the game is over. Defaults to 3</text:p>
        </text:list-item>
        <text:list-item>
          <text:p text:style-name="P45"><text:soft-page-break/>__total<text:span text:style-name="T10">_gems </text:span>– <text:span text:style-name="T10">holds the number of gem sprites to create on the screen at one time.</text:span></text:p>
        </text:list-item>
        <text:list-item>
          <text:p text:style-name="P46">__total_rocks – holds the number of rocks sprites to create on the screen at one time.</text:p>
        </text:list-item>
        <text:list-item>
          <text:p text:style-name="P47">gems – holds the gem <text:span text:style-name="T11">sprites</text:span> created</text:p>
        </text:list-item>
        <text:list-item>
          <text:p text:style-name="P47">rocks – holds the rock <text:span text:style-name="T11">sprites</text:span> created</text:p>
        </text:list-item>
        <text:list-item>
          <text:p text:style-name="P48">lives – holds the life sprites</text:p>
          <text:p text:style-name="P44"/>
        </text:list-item>
      </text:list>
      <text:h text:style-name="Heading_20_3" text:outline-level="3"><text:s/><text:span text:style-name="T12">Methods</text:span></text:h>
      <text:list text:style-name="L6">
        <text:list-item>
          <text:p text:style-name="P49">__init__ - initialization of the Game class. <text:s/></text:p>
          <text:list>
            <text:list-item>
              <text:p text:style-name="P49">Sets the score to 0 and lives to 3.</text:p>
            </text:list-item>
            <text:list-item>
              <text:p text:style-name="P50">resets gem</text:p>
            </text:list-item>
          </text:list>
        </text:list-item>
        <text:list-item>
          <text:p text:style-name="P51">process</text:p>
          <text:list>
            <text:list-item>
              <text:p text:style-name="P52">Check if miner collides with gem</text:p>
              <text:list>
                <text:list-item>
                  <text:p text:style-name="P52">play sound assets/bing1.wav</text:p>
                </text:list-item>
                <text:list-item>
                  <text:p text:style-name="P50">adds one to the score</text:p>
                </text:list-item>
                <text:list-item>
                  <text:p text:style-name="P52">reset gem <text:span text:style-name="T13">sprite</text:span></text:p>
                </text:list-item>
              </text:list>
            </text:list-item>
            <text:list-item>
              <text:p text:style-name="P52">Check if miner collides with rock</text:p>
              <text:list>
                <text:list-item>
                  <text:p text:style-name="P52">play sound assets/thud2.wav</text:p>
                </text:list-item>
                <text:list-item>
                  <text:p text:style-name="P52">substract 1 life from <text:span text:style-name="T9">__lives_left</text:span></text:p>
                </text:list-item>
                <text:list-item>
                  <text:p text:style-name="P53">reset rock sprite</text:p>
                </text:list-item>
              </text:list>
            </text:list-item>
            <text:list-item>
              <text:p text:style-name="P51">Check if there are more than 0 lives left. <text:s/>If there are 0 lives left return to main menu scene</text:p>
            </text:list-item>
          </text:list>
        </text:list-item>
        <text:list-item>
          <text:p text:style-name="P54">getScore – returns the <text:span text:style-name="T14">__</text:span>score</text:p>
        </text:list-item>
      </text:list>
      <text:h text:style-name="P55" text:outline-level="2">Miner</text:h>
      <text:p text:style-name="P56">Miner sprite that can move left and right and collides with either a rock or a gem. Inherits from simpleGE.Sprite class.</text:p>
      <text:h text:style-name="P57" text:outline-level="3">Variables</text:h>
      <text:list xml:id="list582852068" text:style-name="L7">
        <text:list-item>
          <text:p text:style-name="P58">moveSpeed – controls how fast the sprite moves horizontally.</text:p>
        </text:list-item>
      </text:list>
      <text:h text:style-name="P59" text:outline-level="3">Methods</text:h>
      <text:list xml:id="list4263519611" text:style-name="L8">
        <text:list-item>
          <text:p text:style-name="P60">__init__ - sets the moveSpeed to 5 and starts bottom middle of the screen.</text:p>
        </text:list-item>
        <text:list-item>
          <text:p text:style-name="P60">process – checks if left or right is pressed and moves that direction.</text:p>
        </text:list-item>
      </text:list>
      <text:h text:style-name="P55" text:outline-level="2"><text:soft-page-break/>Gem - <text:span text:style-name="T15">Mineral</text:span></text:h>
      <text:p text:style-name="P61">Gem sprite that moves vertically from top to bottom. <text:s/>Inherits from simpleGE.Sprite class.</text:p>
      <text:h text:style-name="P62" text:outline-level="3">Assets</text:h>
      <text:p text:style-name="P63"><text:span text:style-name="T4">Image</text:span> – assets/gem.png</text:p>
      <text:p text:style-name="P56"/>
      <text:h text:style-name="P55" text:outline-level="2">Rock - <text:span text:style-name="T15">Mineral</text:span></text:h>
      <text:p text:style-name="P61">Rock sprite that moves vertically from top to bottom. Inherits from simpleGE.Sprite class.</text:p>
      <text:h text:style-name="P62" text:outline-level="3">Assets</text:h>
      <text:p text:style-name="P63"><text:span text:style-name="T4">Image</text:span> – assets/gem.png</text:p>
      <text:h text:style-name="P57" text:outline-level="3">Variables</text:h>
      <text:list text:continue-list="list582852068" text:style-name="L7">
        <text:list-item>
          <text:p text:style-name="P64">moveSpeed – controls how fast the sprite moves from top to bottom.</text:p>
        </text:list-item>
      </text:list>
      <text:p text:style-name="P22"/>
      <text:h text:style-name="Heading_20_2" text:outline-level="2">Mineral</text:h>
      <text:h text:style-name="P65" text:outline-level="3">Methods</text:h>
      <text:list text:continue-list="list4263519611" text:style-name="L8">
        <text:list-item>
          <text:p text:style-name="P66">__init__ - <text:span text:style-name="T15">sets size to 50 x 50</text:span></text:p>
        </text:list-item>
        <text:list-item>
          <text:p text:style-name="P66"><text:span text:style-name="T15">checkbounds</text:span> – checks <text:span text:style-name="T15">bottom of screen and if it is resets it</text:span></text:p>
        </text:list-item>
        <text:list-item>
          <text:p text:style-name="P67">reset – sets the mineral to the to random horizontal value with a random vertical speed.</text:p>
        </text:list-item>
      </text:list>
      <text:p text:style-name="P22"/>
      <text:h text:style-name="P68" text:outline-level="2">Main()</text:h>
      <text:p text:style-name="P69">Entry point into the game.</text:p>
      <text:h text:style-name="P70" text:outline-level="3">Variables</text:h>
      <text:p text:style-name="P71">- <text:span text:style-name="T16">bestScore</text:span><text:span text:style-name="T17"> – stores the best score. Default 0</text:span></text:p>
      <text:p text:style-name="P71">- <text:span text:style-name="T16">keepGoing</text:span><text:span text:style-name="T17"> – determines if the loop keeps looping. <text:s/>Default true</text:span></text:p>
      <text:p text:style-name="P71">- <text:span text:style-name="T18">game</text:span><text:span text:style-name="T19"> – holds the game instance.</text:span></text:p>
      <text:p text:style-name="P71">- <text:span text:style-name="T20">mainMenu</text:span><text:span text:style-name="T21"> – holds the mainMenu instance</text:span></text:p>
      <text:p text:style-name="P71">- <text:span text:style-name="T22">instructions</text:span><text:span text:style-name="T23"> – holds the game instructions to be displayed.</text:span></text:p>
      <text:h text:style-name="P72" text:outline-level="1"><text:soft-page-break/>Milestone</text:h>
      <text:p text:style-name="P73">General strategy is to create gameplay first, then instructions screen, and finally integrate with state management. Game process will be stored on github, with a marked <text:span text:style-name="T24">branch</text:span> for each milestone reached and multiple other commits as needed. Each milestone <text:span text:style-name="T25">branch</text:span> will run correctly with the milestone demonstrated. <text:s/>Each milestone is expected to take one programming session to complete.</text:p>
      <text:p text:style-name="P73"/>
      <text:list text:style-name="WWNum2">
        <text:list-item>
          <text:p text:style-name="P74" loext:marker-style-name="T26">Game scene with background image</text:p>
        </text:list-item>
        <text:list-item>
          <text:p text:style-name="P74" loext:marker-style-name="T26">Add basic <text:span text:style-name="T27">Miner</text:span> sprite</text:p>
        </text:list-item>
        <text:list-item>
          <text:p text:style-name="P74" loext:marker-style-name="T26">Add keyboard motion to <text:span text:style-name="T27">Miner</text:span></text:p>
        </text:list-item>
        <text:list-item>
          <text:p text:style-name="P74" loext:marker-style-name="T26">Add single <text:span text:style-name="T27">Gem</text:span> with reset, falling and boundary behaviors</text:p>
        </text:list-item>
        <text:list-item>
          <text:p text:style-name="P75" loext:marker-style-name="T26">Add single <text:span text:style-name="T28">Rock</text:span> with reset, falling and boundary behaviors</text:p>
        </text:list-item>
        <text:list-item>
          <text:p text:style-name="P74" loext:marker-style-name="T26">Add collision effect between <text:span text:style-name="T28">Miner</text:span> and <text:span text:style-name="T28">Gem</text:span>, sound effect</text:p>
        </text:list-item>
        <text:list-item>
          <text:p text:style-name="P75" loext:marker-style-name="T26">Add collision effect between <text:span text:style-name="T28">Miner</text:span> and <text:span text:style-name="T28">Rock</text:span>, sound effect</text:p>
        </text:list-item>
        <text:list-item>
          <text:p text:style-name="P74" loext:marker-style-name="T26">Modify for multiple (ten) <text:span text:style-name="T29">Gems</text:span> including collision behavior</text:p>
        </text:list-item>
        <text:list-item>
          <text:p text:style-name="P76" loext:marker-style-name="T26">Modify for multiple (ten) <text:span text:style-name="T30">Rocks</text:span> including collision behavior</text:p>
        </text:list-item>
        <text:list-item>
          <text:p text:style-name="P74" loext:marker-style-name="T26">Add scorekeeping, timing, and appropriate labels</text:p>
        </text:list-item>
        <text:list-item>
          <text:p text:style-name="P74" loext:marker-style-name="T26">Add instructions class and state transition</text:p>
        </text:list-item>
      </text:list>
      <text:p text:style-name="P77" loext:marker-style-name="T26"/>
      <text:h text:style-name="Heading_20_1" text:outline-level="1">/<text:span text:style-name="T31">assets</text:span></text:h>
      <text:h text:style-name="Heading_20_2" text:outline-level="2">Images</text:h>
      <text:p text:style-name="P78"/>
      <text:p text:style-name="P79">gem.png - <text:a xlink:type="simple" xlink:href="https://opengameart.org/content/batu-pack-1a128-gem-stone" text:style-name="Internet_20_link" text:visited-style-name="Visited_20_Internet_20_Link"><text:span text:style-name="T32">https://opengameart.org/content/batu-pack-1a128-gem-stone</text:span></text:a></text:p>
      <text:p text:style-name="P79">rock.png - <text:a xlink:type="simple" xlink:href="https://opengameart.org/content/batu-pack-1a128-gem-stone" text:style-name="Internet_20_link" text:visited-style-name="Visited_20_Internet_20_Link"><text:span text:style-name="T32">https://opengameart.org/content/batu-pack-1a128-gem-stone</text:span></text:a></text:p>
      <text:p text:style-name="P80">miner.png - <text:a xlink:type="simple" xlink:href="https://pixlr.com/express/" text:style-name="Internet_20_link" text:visited-style-name="Visited_20_Internet_20_Link">https://pixlr.com/express/</text:a></text:p>
      <text:p text:style-name="P80"><text:span text:style-name="T33">mine</text:span>.png - <text:a xlink:type="simple" xlink:href="https://pixlr.com/express/" text:style-name="Internet_20_link" text:visited-style-name="Visited_20_Internet_20_Link">https://pixlr.com/express/</text:a></text:p>
      <text:p text:style-name="P81"><text:a xlink:type="simple" xlink:href="https://opengameart.org/content/metal-impact-sounds" text:style-name="Internet_20_link" text:visited-style-name="Visited_20_Internet_20_Link"/></text:p>
      <text:h text:style-name="P82" text:outline-level="3">Fonts</text:h>
      <text:p text:style-name="P83">assets/Ranchers-Regular.ttf - <text:a xlink:type="simple" xlink:href="https://www.fonts4free.net/ranchers-font.html" text:style-name="Internet_20_link" text:visited-style-name="Visited_20_Internet_20_Link">https://www.fonts4free.net/ranchers-font.html</text:a></text:p>
      <text:h text:style-name="P84" text:outline-level="3"><text:span text:style-name="T31">Sounds</text:span></text:h>
      <text:p text:style-name="P79">bing1.wav - <text:a xlink:type="simple" xlink:href="https://opengameart.org/content/metal-impact-sounds" text:style-name="Internet_20_link" text:visited-style-name="Visited_20_Internet_20_Link">https://opengameart.org/content/metal-impact-sounds</text:a></text:p>
      <text:p text:style-name="P85">bong1.wav - <text:a xlink:type="simple" xlink:href="https://opengameart.org/content/metal-impact-sounds" text:style-name="Internet_20_link" text:visited-style-name="Visited_20_Internet_20_Link">https://opengameart.org/content/metal-impact-sounds</text:a></text:p>
      <text:p text:style-name="P85">clink1.wav - <text:a xlink:type="simple" xlink:href="https://opengameart.org/content/metal-impact-sounds" text:style-name="Internet_20_link" text:visited-style-name="Visited_20_Internet_20_Link">https://opengameart.org/content/metal-impact-sounds</text:a></text:p>
      <text:p text:style-name="P85">clink2.wav - <text:a xlink:type="simple" xlink:href="https://opengameart.org/content/metal-impact-sounds" text:style-name="Internet_20_link" text:visited-style-name="Visited_20_Internet_20_Link">https://opengameart.org/content/metal-impact-sounds</text:a></text:p>
      <text:p text:style-name="P85"><text:soft-page-break/>clink3.wav - <text:a xlink:type="simple" xlink:href="https://opengameart.org/content/metal-impact-sounds" text:style-name="Internet_20_link" text:visited-style-name="Visited_20_Internet_20_Link">https://opengameart.org/content/metal-impact-sounds</text:a></text:p>
      <text:p text:style-name="P85">thud2.wav - <text:a xlink:type="simple" xlink:href="https://opengameart.org/content/metal-impact-sounds" text:style-name="Internet_20_link" text:visited-style-name="Visited_20_Internet_20_Link">https://opengameart.org/content/metal-impact-sounds</text:a></text:p>
      <text:p text:style-name="P85">thud3.wav - <text:a xlink:type="simple" xlink:href="https://opengameart.org/content/metal-impact-sounds" text:style-name="Internet_20_link" text:visited-style-name="Visited_20_Internet_20_Link">https://opengameart.org/content/metal-impact-sounds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08:08:02.571901971</meta:creation-date>
    <dc:date>2024-11-06T20:48:18.976730835</dc:date>
    <meta:editing-duration>PT3H15M23S</meta:editing-duration>
    <meta:editing-cycles>72</meta:editing-cycles>
    <meta:generator>LibreOffice/24.8.2.1$Linux_X86_64 LibreOffice_project/480$Build-1</meta:generator>
    <meta:document-statistic meta:table-count="0" meta:image-count="0" meta:object-count="0" meta:page-count="9" meta:paragraph-count="131" meta:word-count="921" meta:character-count="5713" meta:non-whitespace-character-count="4934"/>
  </office:meta>
</office:document-meta>
</file>